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8ac" officeooo:paragraph-rsid="000338ac"/>
    </style:style>
    <style:style style:name="P2" style:family="paragraph" style:parent-style-name="Standard">
      <style:text-properties officeooo:paragraph-rsid="000338ac"/>
    </style:style>
    <style:style style:name="P3" style:family="paragraph" style:parent-style-name="Standard">
      <style:text-properties officeooo:rsid="0001ac19" officeooo:paragraph-rsid="000338ac"/>
    </style:style>
    <style:style style:name="P4" style:family="paragraph" style:parent-style-name="Standard" style:list-style-name="L1">
      <style:text-properties officeooo:rsid="0001ac19" officeooo:paragraph-rsid="000338ac"/>
    </style:style>
    <style:style style:name="P5" style:family="paragraph" style:parent-style-name="Standard" style:list-style-name="L1">
      <style:text-properties officeooo:rsid="000398cf" officeooo:paragraph-rsid="000398cf"/>
    </style:style>
    <style:style style:name="P6" style:family="paragraph" style:parent-style-name="Standard" style:list-style-name="L1">
      <style:text-properties officeooo:rsid="0003ed45" officeooo:paragraph-rsid="0003ed45"/>
    </style:style>
    <style:style style:name="P7" style:family="paragraph" style:parent-style-name="Standard" style:list-style-name="L1">
      <style:text-properties officeooo:rsid="0005c2d9" officeooo:paragraph-rsid="0005c2d9"/>
    </style:style>
    <style:style style:name="P8" style:family="paragraph" style:parent-style-name="Standard" style:list-style-name="L1">
      <style:text-properties officeooo:rsid="0007ce79" officeooo:paragraph-rsid="0007ce79"/>
    </style:style>
    <style:style style:name="P9" style:family="paragraph" style:parent-style-name="Standard" style:list-style-name="L1">
      <style:text-properties officeooo:rsid="0009a343" officeooo:paragraph-rsid="0009a343"/>
    </style:style>
    <style:style style:name="P10" style:family="paragraph" style:parent-style-name="Standard" style:list-style-name="L1">
      <style:text-properties officeooo:rsid="000338ac" officeooo:paragraph-rsid="000338ac"/>
    </style:style>
    <style:style style:name="P11" style:family="paragraph" style:parent-style-name="Standard" style:list-style-name="L1">
      <style:text-properties officeooo:rsid="000bec88" officeooo:paragraph-rsid="000bec88"/>
    </style:style>
    <style:style style:name="P12" style:family="paragraph" style:parent-style-name="Standard">
      <style:text-properties officeooo:rsid="000bec88" officeooo:paragraph-rsid="000bec88"/>
    </style:style>
    <style:style style:name="P13" style:family="paragraph" style:parent-style-name="Standard">
      <style:text-properties officeooo:rsid="0002133c" officeooo:paragraph-rsid="0002133c"/>
    </style:style>
    <style:style style:name="P14" style:family="paragraph" style:parent-style-name="Standard" style:list-style-name="L1">
      <style:text-properties officeooo:rsid="000c8de2" officeooo:paragraph-rsid="000c8de2"/>
    </style:style>
    <style:style style:name="P15" style:family="paragraph" style:parent-style-name="Standard" style:list-style-name="L1">
      <style:text-properties officeooo:rsid="000d6d63" officeooo:paragraph-rsid="000d6d63"/>
    </style:style>
    <style:style style:name="P16" style:family="paragraph" style:parent-style-name="Standard" style:list-style-name="L1">
      <style:text-properties officeooo:rsid="000dc5db" officeooo:paragraph-rsid="000dc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http://www.polis.leeds.ac.uk/assets/files/students/student-journal/sum-13/130930-sum13-dixon.pdf</text:p>
      <text:list xml:id="list5768260841070296511" text:style-name="L1">
        <text:list-item>
          <text:p text:style-name="P4">humanitarian interventions in the international norm system</text:p>
        </text:list-item>
        <text:list-item>
          <text:p text:style-name="P4">compared to souvereignty, non-intervention, equality, respect</text:p>
        </text:list-item>
        <text:list-item>
          <text:p text:style-name="P5">Section 1: Rationalism vs Constructivism</text:p>
          <text:list>
            <text:list-item>
              <text:p text:style-name="P6">in rationalism, state behaviour is “self-help”</text:p>
            </text:list-item>
            <text:list-item>
              <text:p text:style-name="P7">rationalism doesnt provide an answer to why states engage in humanitarian interventions</text:p>
            </text:list-item>
            <text:list-item>
              <text:p text:style-name="P8">constructivism: identity is basis of interests</text:p>
            </text:list-item>
            <text:list-item>
              <text:p text:style-name="P8">ideas shared between actors are the basis of meaning</text:p>
            </text:list-item>
            <text:list-item>
              <text:p text:style-name="P11">legal != legitimate</text:p>
            </text:list-item>
            <text:list-item>
              <text:p text:style-name="P11">(17) legitimacy = space marked out by boundaries of legality, morality and consitutionality</text:p>
            </text:list-item>
            <text:list-item>
              <text:p text:style-name="P11">(17) power = material ability to achieve interests</text:p>
            </text:list-item>
            <text:list-item>
              <text:p text:style-name="P11">consensus required to reache tipping point – Netzwerkeffekte (ctrl-verlust)?</text:p>
            </text:list-item>
          </text:list>
        </text:list-item>
        <text:list-item>
          <text:p text:style-name="P9">Norm-Life-Cycle</text:p>
          <text:list>
            <text:list-item>
              <text:p text:style-name="P9">Emergence, Cascade, Internalization</text:p>
            </text:list-item>
          </text:list>
        </text:list-item>
        <text:list-item>
          <text:p text:style-name="P14">Section 2.2: Empirical (Kosovo)</text:p>
          <text:list>
            <text:list-item>
              <text:p text:style-name="P14">(29) humanitarian interventions cannot purely be understood by materialism</text:p>
            </text:list-item>
            <text:list-item>
              <text:p text:style-name="P15">(31) blurred line between foreign and international in New Labours discourse</text:p>
            </text:list-item>
            <text:list-item>
              <text:p text:style-name="P16">(33) by achieving majority consensus in NATO and UNSC humInterv → legitimate</text:p>
            </text:list-item>
          </text:list>
        </text:list-item>
        <text:list-item>
          <text:p text:style-name="P16">Section 3: Conclusion</text:p>
          <text:list>
            <text:list-item>
              <text:p text:style-name="P16"/>
            </text:list-item>
          </text:list>
        </text:list-item>
      </text:list>
      <text:p text:style-name="P2"/>
      <text:p text:style-name="P2"/>
      <text:p text:style-name="P2"/>
      <text:p text:style-name="P1">Approaches</text:p>
      <text:list xml:id="list161912422765631" text:continue-numbering="true" text:style-name="L1">
        <text:list-item>
          <text:p text:style-name="P4">seen as new colonialism? Attacks on non-western states are sold as attack on non-western people, feeding nationalism and anti-western ressentiments</text:p>
        </text:list-item>
        <text:list-item>
          <text:p text:style-name="P4">Comparing different narratives in different culture circles?</text:p>
        </text:list-item>
        <text:list-item>
          <text:p text:style-name="P10">When they are necessary post-auschwitz, why didnt they occur earlier?</text:p>
        </text:list-item>
        <text:list-item>
          <text:p text:style-name="P10"/>
        </text:list-item>
      </text:list>
      <text:p text:style-name="P13"/>
      <text:p text:style-name="P13"/>
      <text:p text:style-name="P13"/>
      <text:p text:style-name="P12">kybernetische Theorie als 1 von rortys languag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7-18T12:17:40.427192432</meta:creation-date>
    <dc:date>2016-07-19T11:32:35.032224918</dc:date>
    <meta:editing-duration>PT18M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195" meta:character-count="1409" meta:non-whitespace-character-count="1260"/>
  </office:meta>
</office:document-meta>
</file>